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language-asian="fr" style:country-asian="FR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style:language-asian="fr" style:country-asian="FR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paragraph-properties fo:text-align="center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language-asian="fr" style:country-asian="FR"/>
    </style:style>
    <style:style style:family="graphic" style:name="a20">
      <style:graphic-properties style:wrap="run-through" style:run-through="foreground" draw:fill="none" draw:stroke="solid" svg:stroke-width="0.01042in" svg:stroke-color="#4a7ebb" draw:marker-start="a18" draw:marker-end="a19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4a7ebb" draw:marker-start="a21" draw:marker-end="a22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4a7ebb" draw:marker-start="a24" draw:marker-end="a25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4a7ebb" draw:marker-start="a27" draw:marker-end="a28" svg:stroke-opacity="100%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9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2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5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0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6" draw:stroke="solid" svg:stroke-width="0.01042in" svg:stroke-color="#4a7ebb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32">
      <style:graphic-properties style:wrap="run-through" style:run-through="foreground" draw:fill="none" draw:stroke="solid" svg:stroke-width="0.01042in" svg:stroke-color="#4a7ebb" draw:marker-start="a30" draw:marker-end="a31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1.98472in" svg:y="-0.80694in" svg:width="2.03125in" svg:height="1.59375in" draw:z-index="251659264" draw:id="id0" draw:style-name="a1" draw:name="Rectangle 1" text:anchor-type="paragraph"><svg:title/><svg:desc/><text:p text:style-name="P3">Accueil<text:span text:style-name="T4"><draw:frame draw:style-name="a2" draw:name="Image 29" text:anchor-type="as-char" svg:x="0in" svg:y="0in" svg:width="1.82292in" svg:height="0.88542in" style:rel-width="scale" style:rel-height="scale"><draw:image xlink:href="media/image1.pn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5"><draw:custom-shape svg:x="5.88055in" svg:y="1.32986in" svg:width="1.30208in" svg:height="1.9375in" draw:z-index="251670528" draw:id="id1" draw:style-name="a4" draw:name="Rectangle 8" text:anchor-type="paragraph"><svg:title/><svg:desc/><text:p text:style-name="P6">Liens<text:span text:style-name="T7"><draw:frame draw:style-name="a5" draw:name="Image 27" text:anchor-type="as-char" svg:x="0in" svg:y="0in" svg:width="1.13021in" svg:height="0.58333in" style:rel-width="scale" style:rel-height="scale"><draw:image xlink:href="media/image2.png" xlink:type="simple" xlink:show="embed" xlink:actuate="onLoad"/><svg:title/><svg:desc>C:\Users\Sarah\Downloads\acceshand4.png</svg:desc></draw:frame></text:span></text:p><draw:enhanced-geometry draw:type="non-primitive" svg:viewBox="0 0 21600 21600" draw:enhanced-path="M 0 0 L 21600 0 21600 21600 0 21600 Z N"/></draw:custom-shape></text:span><text:span text:style-name="T8"><draw:custom-shape svg:x="4.19236in" svg:y="1.32986in" svg:width="1.51042in" svg:height="1.9375in" draw:z-index="251668480" draw:id="id2" draw:style-name="a7" draw:name="Rectangle 6" text:anchor-type="paragraph"><svg:title/><svg:desc/><text:p text:style-name="P9">Favoris<text:span text:style-name="T10"><draw:frame draw:style-name="a8" draw:name="Image 26" text:anchor-type="as-char" svg:x="0in" svg:y="0in" svg:width="1.29167in" svg:height="0.66667in" style:rel-width="scale" style:rel-height="scale"><draw:image xlink:href="media/image3.png" xlink:type="simple" xlink:show="embed" xlink:actuate="onLoad"/><svg:title/><svg:desc>C:\Users\Sarah\Downloads\acceshand3.png</svg:desc></draw:frame></text:span></text:p><draw:enhanced-geometry draw:type="non-primitive" svg:viewBox="0 0 21600 21600" draw:enhanced-path="M 0 0 L 21600 0 21600 21600 0 21600 Z N"/></draw:custom-shape></text:span><text:span text:style-name="T11"><draw:custom-shape svg:x="2.46389in" svg:y="1.32986in" svg:width="1.55208in" svg:height="1.92708in" draw:z-index="251666432" draw:id="id3" draw:style-name="a10" draw:name="Rectangle 5" text:anchor-type="paragraph"><svg:title/><svg:desc/><text:p text:style-name="P12">Clavier<text:span text:style-name="T13"><draw:frame draw:style-name="a11" draw:name="Image 30" text:anchor-type="as-char" svg:x="0in" svg:y="0in" svg:width="1.33333in" svg:height="0.6875in" style:rel-width="scale" style:rel-height="scale"><draw:image xlink:href="media/image4.png" xlink:type="simple" xlink:show="embed" xlink:actuate="onLoad"/><svg:title/><svg:desc>C:\Users\Sarah\Downloads\acceshand2.png</svg:desc></draw:frame></text:span></text:p><draw:enhanced-geometry draw:type="non-primitive" svg:viewBox="0 0 21600 21600" draw:enhanced-path="M 0 0 L 21600 0 21600 21600 0 21600 Z N"/></draw:custom-shape></text:span><text:span text:style-name="T14"><draw:custom-shape svg:x="0.81805in" svg:y="1.32986in" svg:width="1.48958in" svg:height="1.92708in" draw:z-index="251664384" draw:id="id4" draw:style-name="a13" draw:name="Rectangle 4" text:anchor-type="paragraph"><svg:title/><svg:desc/><text:p text:style-name="P15">Page<draw:frame draw:style-name="a14" draw:name="Image 23" text:anchor-type="as-char" svg:x="0in" svg:y="0in" svg:width="1.33194in" svg:height="0.68305in" style:rel-width="scale" style:rel-height="scale"><draw:image xlink:href="media/image5.wmf" xlink:type="simple" xlink:show="embed" xlink:actuate="onLoad"/><svg:title/><svg:desc/></draw:frame></text:p><draw:enhanced-geometry draw:type="non-primitive" svg:viewBox="0 0 21600 21600" draw:enhanced-path="M 0 0 L 21600 0 21600 21600 0 21600 Z N"/></draw:custom-shape></text:span><text:span text:style-name="T16"><draw:custom-shape svg:x="-0.85903in" svg:y="1.31944in" svg:width="1.5in" svg:height="1.92708in" draw:z-index="251662336" draw:id="id5" draw:style-name="a16" draw:name="Rectangle 3" text:anchor-type="paragraph"><svg:title/><svg:desc/><text:p text:style-name="P17">Onglet<text:span text:style-name="T18"><draw:frame draw:style-name="a17" draw:name="Image 24" text:anchor-type="as-char" svg:x="0in" svg:y="0in" svg:width="1.32292in" svg:height="0.67708in" style:rel-width="scale" style:rel-height="scale"><draw:image xlink:href="media/image6.png" xlink:type="simple" xlink:show="embed" xlink:actuate="onLoad"/><svg:title/><svg:desc>C:\Users\Sarah\Downloads\acceshand1.png</svg:desc></draw:frame></text:span></text:p><draw:enhanced-geometry draw:type="non-primitive" svg:viewBox="0 0 21600 21600" draw:enhanced-path="M 0 0 L 21600 0 21600 21600 0 21600 Z N"/></draw:custom-shape></text:span><text:span text:style-name="T19"><draw:connector draw:type="line" svg:x1="3.20347in" svg:y1="0.14097in" svg:x2="6.41181in" svg:y2="1.30764in" draw:z-index="251687936" draw:id="id6" draw:style-name="a20" draw:name="Connecteur droit avec flèche 18" text:anchor-type="paragraph"><svg:title/><svg:desc/></draw:connector></text:span><text:span text:style-name="T20"><draw:connector draw:type="line" svg:x1="2.96389in" svg:y1="0.14097in" svg:x2="4.89097in" svg:y2="1.30764in" draw:z-index="251685888" draw:id="id7" draw:style-name="a23" draw:name="Connecteur droit avec flèche 17" text:anchor-type="paragraph"><svg:title/><svg:desc/></draw:connector></text:span><text:span text:style-name="T21"><draw:connector draw:type="line" svg:x1="2.72361in" svg:y1="0.14097in" svg:x2="1.57847in" svg:y2="1.25556in" draw:z-index="251683840" draw:id="id8" draw:style-name="a26" draw:name="Connecteur droit avec flèche 16" text:anchor-type="paragraph"><svg:title/><svg:desc/></draw:connector></text:span><text:span text:style-name="T22"><draw:connector draw:type="line" svg:x1="2.59931in" svg:y1="0.14097in" svg:x2="-0.45278in" svg:y2="1.25556in" draw:z-index="251681792" draw:id="id9" draw:style-name="a29" draw:name="Connecteur droit avec flèche 15" text:anchor-type="paragraph"><svg:title/><svg:desc/></draw:connector></text:span><text:span text:style-name="T23"><draw:connector draw:type="line" svg:x1="2.79722in" svg:y1="0.14097in" svg:x2="3.47431in" svg:y2="1.25556in" draw:z-index="251679744" draw:id="id10" draw:style-name="a32" draw:name="Connecteur droit avec flèche 14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" draw:style="linear" draw:angle="1800" draw:start-color="#a3c4ff" draw:end-color="#bfd5ff" draw:start-intensity="100%" draw:end-intensity="100%"/>
    <draw:gradient draw:name="a15" draw:style="linear" draw:angle="1800" draw:start-color="#a3c4ff" draw:end-color="#bfd5ff" draw:start-intensity="100%" draw:end-intensity="100%"/>
    <draw:gradient draw:name="a0" draw:style="linear" draw:angle="1800" draw:start-color="#a3c4ff" draw:end-color="#bfd5ff" draw:start-intensity="100%" draw:end-intensity="100%"/>
    <draw:gradient draw:name="a9" draw:style="linear" draw:angle="1800" draw:start-color="#a3c4ff" draw:end-color="#bfd5ff" draw:start-intensity="100%" draw:end-intensity="100%"/>
    <draw:gradient draw:name="a3" draw:style="linear" draw:angle="1800" draw:start-color="#a3c4ff" draw:end-color="#bfd5ff" draw:start-intensity="100%" draw:end-intensity="100%"/>
    <draw:gradient draw:name="a12" draw:style="linear" draw:angle="1800" draw:start-color="#a3c4ff" draw:end-color="#bfd5ff" draw:start-intensity="100%" draw:end-intensity="100%"/>
    <draw:marker draw:name="a27" svg:viewBox="0 0 20 30" svg:d="m10 0-10 30h20z"/>
    <draw:marker draw:name="a21" svg:viewBox="0 0 20 30" svg:d="m10 0-10 30h20z"/>
    <draw:marker draw:name="a28" svg:viewBox="0 0 20 30" svg:d="m10 0-10 30h20z"/>
    <draw:marker draw:name="a22" svg:viewBox="0 0 20 30" svg:d="m10 0-10 30h20z"/>
    <draw:marker draw:name="a18" svg:viewBox="0 0 20 30" svg:d="m10 0-10 30h20z"/>
    <draw:marker draw:name="a19" svg:viewBox="0 0 20 30" svg:d="m10 0-10 30h20z"/>
    <draw:marker draw:name="a24" svg:viewBox="0 0 20 30" svg:d="m10 0-10 30h20z"/>
    <draw:marker draw:name="a25" svg:viewBox="0 0 20 30" svg:d="m10 0-10 30h20z"/>
    <draw:marker draw:name="a30" svg:viewBox="0 0 20 30" svg:d="m10 0-10 30h20z"/>
    <draw:marker draw:name="a3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rah</meta:initial-creator>
    <dc:creator>Sarah</dc:creator>
    <meta:creation-date>2012-02-07T12:29:00Z</meta:creation-date>
    <dc:date>2012-02-07T12:46:00Z</dc:date>
    <meta:template xlink:href="Normal.dotm" xlink:type="simple"/>
    <meta:editing-cycles>1</meta:editing-cycles>
    <meta:editing-duration>PT1020S</meta:editing-duration>
    <meta:document-statistic meta:page-count="1" meta:paragraph-count="1" meta:word-count="2" meta:character-count="13" meta:row-count="1" meta:non-whitespace-character-count="12"/>
  </office:meta>
</office:document-meta>
</file>